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Sheet1.xml" manifest:media-type="text/xml"/>
  <manifest:file-entry manifest:full-path="Basic/Standard/script-lb.xml" manifest:media-type="text/xml"/>
  <manifest:file-entry manifest:full-path="Basic/VBAProject/Sheet1.xml" manifest:media-type="text/xml"/>
  <manifest:file-entry manifest:full-path="Basic/VBAProject/Sheet2.xml" manifest:media-type="text/xml"/>
  <manifest:file-entry manifest:full-path="Basic/VBAProject/Sheet3.xml" manifest:media-type="text/xml"/>
  <manifest:file-entry manifest:full-path="Basic/VBAProject/modClipBoard.xml" manifest:media-type="text/xml"/>
  <manifest:file-entry manifest:full-path="Basic/VBAProject/ThisWorkbook.xml" manifest:media-type="text/xml"/>
  <manifest:file-entry manifest:full-path="Basic/VBAProject/modUUID.xml" manifest:media-type="text/xml"/>
  <manifest:file-entry manifest:full-path="Basic/VBAProject/modPatientGen.xml" manifest:media-type="text/xml"/>
  <manifest:file-entry manifest:full-path="Basic/VBAProject/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307in"/>
    </style:style>
    <style:style style:name="co2" style:family="table-column">
      <style:table-column-properties fo:break-before="auto" style:column-width="1.1937in"/>
    </style:style>
    <style:style style:name="co3" style:family="table-column">
      <style:table-column-properties fo:break-before="auto" style:column-width="0.9508in"/>
    </style:style>
    <style:style style:name="co4" style:family="table-column">
      <style:table-column-properties fo:break-before="auto" style:column-width="3.4307in"/>
    </style:style>
    <style:style style:name="co5" style:family="table-column">
      <style:table-column-properties fo:break-before="auto" style:column-width="0.6098in"/>
    </style:style>
    <style:style style:name="co6" style:family="table-column">
      <style:table-column-properties fo:break-before="auto" style:column-width="0.6299in"/>
    </style:style>
    <style:style style:name="co7" style:family="table-column">
      <style:table-column-properties fo:break-before="auto" style:column-width="1.0811in"/>
    </style:style>
    <style:style style:name="co8" style:family="table-column">
      <style:table-column-properties fo:break-before="auto" style:column-width="0.7618in"/>
    </style:style>
    <style:style style:name="co9" style:family="table-column">
      <style:table-column-properties fo:break-before="auto" style:column-width="1.2319in"/>
    </style:style>
    <style:style style:name="co10" style:family="table-column">
      <style:table-column-properties fo:break-before="auto" style:column-width="1.2134in"/>
    </style:style>
    <style:style style:name="co11" style:family="table-column">
      <style:table-column-properties fo:break-before="auto" style:column-width="3.7193in"/>
    </style:style>
    <style:style style:name="co12" style:family="table-column">
      <style:table-column-properties fo:break-before="auto" style:column-width="3.85in"/>
    </style:style>
    <style:style style:name="co13" style:family="table-column">
      <style:table-column-properties fo:break-before="auto" style:column-width="3.098in"/>
    </style:style>
    <style:style style:name="ro1" style:family="table-row">
      <style:table-row-properties style:row-height="0.1917in" fo:break-before="auto" style:use-optimal-row-height="true"/>
    </style:style>
    <style:style style:name="ro2" style:family="table-row">
      <style:table-row-properties style:row-height="0.3854in" fo:break-before="auto" style:use-optimal-row-height="false"/>
    </style:style>
    <style:style style:name="ro3" style:family="table-row">
      <style:table-row-properties style:row-height="0.448in" fo:break-before="auto" style:use-optimal-row-height="false"/>
    </style:style>
    <style:style style:name="ro4" style:family="table-row">
      <style:table-row-properties style:row-height="0.2071in" fo:break-before="auto" style:use-optimal-row-height="true"/>
    </style:style>
    <style:style style:name="ro5" style:family="table-row">
      <style:table-row-properties style:row-height="0.3102in" fo:break-before="auto" style:use-optimal-row-height="false"/>
    </style:style>
    <style:style style:name="ro6" style:family="table-row">
      <style:table-row-properties style:row-height="0.3in" fo:break-before="auto" style:use-optimal-row-height="false"/>
    </style:style>
    <style:style style:name="ro7" style:family="table-row">
      <style:table-row-properties style:row-height="0.3728in" fo:break-before="auto" style:use-optimal-row-height="false"/>
    </style:style>
    <style:style style:name="ta1" style:family="table" style:master-page-name="PageStyle_5f_Main">
      <style:table-properties table:display="true" style:writing-mode="lr-tb"/>
    </style:style>
    <style:style style:name="ta2" style:family="table" style:master-page-name="PageStyle_5f_PatientGen_5f_RefOnly">
      <style:table-properties table:display="true" style:writing-mode="lr-tb"/>
    </style:style>
    <style:style style:name="ce1" style:family="table-cell" style:parent-style-name="Excel_20_Built-in_20_Accent1">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Excel_20_Built-in_20_60_25__20_-_20_Accent1">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 style:family="table-cell" style:parent-style-name="Excel_20_Built-in_20_40_25__20_-_20_Accent1">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 style:family="table-cell" style:parent-style-name="Default">
      <style:table-cell-properties style:rotation-align="none"/>
    </style:style>
    <style:style style:name="ce5" style:family="table-cell" style:parent-style-name="Excel_20_Built-in_20_60_25__20_-_20_Accent1" style:data-style-name="N159">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style>
    <style:style style:name="ce6" style:family="table-cell" style:parent-style-name="Excel_20_Built-in_20_Input">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15" style:family="table-cell" style:parent-style-name="Heading_20_2">
      <style:text-properties style:text-outline="false" style:text-line-through-style="none" style:text-line-through-type="none" fo:text-shadow="none" style:text-underline-style="none"/>
    </style:style>
    <style:style style:name="ce8" style:family="table-cell" style:parent-style-name="Default" style:data-style-name="N150">
      <style:table-cell-properties style:rotation-align="none"/>
    </style:style>
    <style:style style:name="P1" style:family="paragraph">
      <style:paragraph-properties fo:text-align="center"/>
    </style:style>
    <style:style style:name="T1" style:family="text">
      <style:text-properties fo:color="#000000" style:font-name="Calibri" fo:font-size="11pt" fo:font-weight="normal" style:text-underline-style="none" style:text-underline-color="font-color" style:text-line-through-type="none" fo:font-style="normal" style:text-outline="false" fo:text-shadow="none" style:text-position="0% 100%" style:font-name-complex="Calibri" style:font-size-asian="11pt" style:font-size-complex="11pt" style:font-weight-asian="normal" style:font-weight-complex="normal" style:font-style-asian="normal" style:font-style-complex="normal"/>
    </style:style>
    <style:style style:name="T2" style:family="text">
      <style:text-properties fo:color="#000000" style:font-name="Calibri" fo:font-size="11pt" style:text-underline-style="none" style:text-underline-color="font-color" style:text-line-through-type="none" fo:font-style="normal" style:text-outline="false" fo:text-shadow="none" style:text-position="0% 100%" style:font-name-complex="Calibri" style:font-size-asian="11pt" style:font-size-complex="11pt" style:font-style-asian="normal" style:font-style-complex="normal" fo:font-weight="bold" style:font-weight-asian="bold" style:font-weight-complex="bold"/>
    </style:style>
    <style:style style:name="T3" style:family="text">
      <style:text-properties fo:color="#000000" style:font-name="Calibri" fo:font-size="11pt" style:text-underline-style="none" style:text-underline-color="font-color" style:text-line-through-type="none" fo:font-style="normal" style:text-outline="false" fo:text-shadow="none" style:text-position="0% 100%" style:font-name-complex="Calibri" style:font-size-asian="11pt" style:font-size-complex="11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ain"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Push Button 1" form:control-implementation="ooo:com.sun.star.form.component.CommandButton" xml:id="control1" form:id="control1" form:label="Gen Simple"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VBAProject.modPatientGen.subGenMain?language=Basic&amp;location=document" xlink:type="simple"/>
              </office:event-listeners>
            </form:button>
            <form:button form:name="Push Button 2" form:control-implementation="ooo:com.sun.star.form.component.CommandButton" xml:id="control2" form:id="control2" form:label="Gen Expanded"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VBAProject.modPatientGen.subGenXP?language=Basic&amp;location=document" xlink:type="simple"/>
              </office:event-listeners>
            </form:button>
            <form:button form:name="Push Button 2" form:control-implementation="ooo:com.sun.star.form.component.CommandButton" xml:id="control3" form:id="control3" form:label="Gen CIWX Scenario Expanded"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VBAProject.modPatientGen.GenerateCIWX25Data?language=Basic&amp;location=document" xlink:type="simple"/>
              </office:event-listeners>
            </form:button>
          </form:form>
        </office:forms>
        <table:shapes>
          <draw:control draw:z-index="0" draw:name="Control 1" draw:text-style-name="P1" svg:width="0.8811in" svg:height="0.3398in" svg:x="4.374in" svg:y="2.2264in" draw:control="control1"/>
          <draw:control draw:z-index="1" draw:name="Control 2" draw:text-style-name="P1" svg:width="1.0024in" svg:height="0.3398in" svg:x="5.5433in" svg:y="2.2264in" draw:control="control2"/>
          <draw:control draw:z-index="2" draw:name="Control 3" draw:text-style-name="P1" svg:width="1.9437in" svg:height="0.3398in" svg:x="6.7657in" svg:y="2.2264in" draw:control="control3"/>
        </table:shapes>
        <table:table-column table:style-name="co1" table:number-columns-repeated="2" table:default-cell-style-name="Default"/>
        <table:table-column table:style-name="co2" table:default-cell-style-name="ce4"/>
        <table:table-column table:style-name="co1" table:number-columns-repeated="1021" table:default-cell-style-name="Default"/>
        <table:table-row table:style-name="ro1">
          <table:table-cell table:number-columns-repeated="1024"/>
        </table:table-row>
        <table:table-row table:style-name="ro1">
          <table:table-cell/>
          <table:table-cell table:style-name="ce1" office:value-type="string" calcext:value-type="string">
            <text:p>IPS Patient Generator - Compatible with IPS MERN WebApp - Same Format Outputted by DMICP IPS SmartDoc</text:p>
          </table:table-cell>
          <table:table-cell table:style-name="ce1" table:number-columns-repeated="10"/>
          <table:table-cell table:number-columns-repeated="1012"/>
        </table:table-row>
        <table:table-row table:style-name="ro1">
          <table:table-cell/>
          <table:table-cell table:style-name="ce1" table:number-columns-repeated="11"/>
          <table:table-cell table:number-columns-repeated="1012"/>
        </table:table-row>
        <table:table-row table:style-name="ro1">
          <table:table-cell table:number-columns-repeated="1024"/>
        </table:table-row>
        <table:table-row table:style-name="ro1">
          <table:table-cell/>
          <table:table-cell table:style-name="ce2" office:value-type="string" calcext:value-type="string">
            <text:p>Author: </text:p>
          </table:table-cell>
          <table:table-cell table:style-name="ce2" office:value-type="string" calcext:value-type="string">
            <text:p>Mike Forde</text:p>
          </table:table-cell>
          <table:table-cell table:number-columns-repeated="1021"/>
        </table:table-row>
        <table:table-row table:style-name="ro1">
          <table:table-cell/>
          <table:table-cell table:style-name="ce2" office:value-type="string" calcext:value-type="string">
            <text:p>Version</text:p>
          </table:table-cell>
          <table:table-cell table:style-name="ce2" office:value-type="float" office:value="2" calcext:value-type="float">
            <text:p>2</text:p>
          </table:table-cell>
          <table:table-cell table:number-columns-repeated="1021"/>
        </table:table-row>
        <table:table-row table:style-name="ro1">
          <table:table-cell/>
          <table:table-cell table:style-name="ce2" office:value-type="string" calcext:value-type="string">
            <text:p>Date</text:p>
          </table:table-cell>
          <table:table-cell table:style-name="ce5" office:value-type="string" calcext:value-type="string">
            <text:p>14/05/2025</text:p>
          </table:table-cell>
          <table:table-cell table:number-columns-repeated="1021"/>
        </table:table-row>
        <table:table-row table:style-name="ro1" table:number-rows-repeated="2">
          <table:table-cell table:number-columns-repeated="1024"/>
        </table:table-row>
        <table:table-row table:style-name="ro1">
          <table:table-cell/>
          <table:table-cell table:style-name="ce3" office:value-type="string" calcext:value-type="string">
            <text:p>Usage</text:p>
          </table:table-cell>
          <table:table-cell table:number-columns-repeated="1022"/>
        </table:table-row>
        <table:table-row table:style-name="ro1">
          <table:table-cell/>
          <table:table-cell table:style-name="ce4" office:value-type="string" calcext:value-type="string">
            <text:p>Step 1</text:p>
          </table:table-cell>
          <table:table-cell office:value-type="string" calcext:value-type="string">
            <text:p>Set Number of patients required</text:p>
          </table:table-cell>
          <table:table-cell table:number-columns-repeated="2"/>
          <table:table-cell table:style-name="ce6" office:value-type="float" office:value="30" calcext:value-type="float">
            <text:p>30</text:p>
          </table:table-cell>
          <table:table-cell table:number-columns-repeated="2"/>
          <table:table-cell table:style-name="ce4" office:value-type="string" calcext:value-type="string">
            <text:p>If blank then 10 will be generated</text:p>
          </table:table-cell>
          <table:table-cell table:number-columns-repeated="1015"/>
        </table:table-row>
        <table:table-row table:style-name="ro2">
          <table:table-cell/>
          <table:table-cell table:style-name="ce4" office:value-type="string" calcext:value-type="string">
            <text:p>Step 2</text:p>
          </table:table-cell>
          <table:table-cell office:value-type="string" calcext:value-type="string">
            <text:p>Generate Patients</text:p>
          </table:table-cell>
          <table:table-cell table:number-columns-repeated="1021"/>
        </table:table-row>
        <table:table-row table:style-name="ro3">
          <table:table-cell/>
          <table:table-cell table:style-name="ce4" office:value-type="string" calcext:value-type="string">
            <text:p>Step 3</text:p>
          </table:table-cell>
          <table:table-cell office:value-type="string" calcext:value-type="string">
            <text:p>Paste into IPS MERN /SERN - Bulk Upload Page --&gt; Note: Data will automatically be placed in CopyPaste buffer so will be ready to paste</text:p>
          </table:table-cell>
          <table:table-cell table:number-columns-repeated="1021"/>
        </table:table-row>
        <table:table-row table:style-name="ro4">
          <table:table-cell table:number-columns-repeated="2"/>
          <table:table-cell office:value-type="string" calcext:value-type="string">
            <text:p><text:span text:style-name="T1">If done later - or on alternative page - then first select the</text:span><text:span text:style-name="T2"> CopyDataToClipboard</text:span><text:span text:style-name="T3"> macro</text:span></text:p>
          </table:table-cell>
          <table:table-cell table:number-columns-repeated="1021"/>
        </table:table-row>
        <table:table-row table:style-name="ro1" table:number-rows-repeated="1048561">
          <table:table-cell table:number-columns-repeated="1024"/>
        </table:table-row>
        <table:table-row table:style-name="ro1">
          <table:table-cell table:number-columns-repeated="1024"/>
        </table:table-row>
      </table:table>
      <table:table table:name="PatientGen_RefOnly_Simple" table:style-name="ta2">
        <office:forms form:automatic-focus="false" form:apply-design-mode="false"/>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default-cell-style-name="ce4"/>
        <table:table-column table:style-name="co1" table:number-columns-repeated="1013" table:default-cell-style-name="Default"/>
        <table:table-row table:style-name="ro5">
          <table:table-cell table:style-name="ce15" office:value-type="string" calcext:value-type="string">
            <text:p>Field Order</text:p>
          </table:table-cell>
          <table:table-cell table:style-name="ce15" office:value-type="string" calcext:value-type="string">
            <text:p>IPS_UUID</text:p>
          </table:table-cell>
          <table:table-cell table:style-name="ce15" office:value-type="string" calcext:value-type="string">
            <text:p>Name</text:p>
          </table:table-cell>
          <table:table-cell table:style-name="ce15" office:value-type="string" calcext:value-type="string">
            <text:p>Given</text:p>
          </table:table-cell>
          <table:table-cell table:style-name="ce15" office:value-type="string" calcext:value-type="string">
            <text:p>DOB</text:p>
          </table:table-cell>
          <table:table-cell table:style-name="ce15" office:value-type="string" calcext:value-type="string">
            <text:p>Gender</text:p>
          </table:table-cell>
          <table:table-cell table:style-name="ce15" office:value-type="string" calcext:value-type="string">
            <text:p>Nation</text:p>
          </table:table-cell>
          <table:table-cell table:style-name="ce15" office:value-type="string" calcext:value-type="string">
            <text:p>Practitioner</text:p>
          </table:table-cell>
          <table:table-cell table:style-name="ce15" office:value-type="string" calcext:value-type="string">
            <text:p>Meds</text:p>
          </table:table-cell>
          <table:table-cell table:style-name="ce15" office:value-type="string" calcext:value-type="string">
            <text:p>Allergies</text:p>
          </table:table-cell>
          <table:table-cell table:style-name="ce15" office:value-type="string" calcext:value-type="string">
            <text:p>Conditions</text:p>
          </table:table-cell>
          <table:table-cell table:number-columns-repeated="1013"/>
        </table:table-row>
        <table:table-row table:style-name="ro6">
          <table:table-cell office:value-type="string" calcext:value-type="string">
            <text:p>Format</text:p>
          </table:table-cell>
          <table:table-cell office:value-type="string" calcext:value-type="string">
            <text:p>UUID</text:p>
          </table:table-cell>
          <table:table-cell table:number-columns-repeated="2" office:value-type="string" calcext:value-type="string">
            <text:p>Text</text:p>
          </table:table-cell>
          <table:table-cell office:value-type="string" calcext:value-type="string">
            <text:p>yyyy-mm-dd</text:p>
          </table:table-cell>
          <table:table-cell office:value-type="string" calcext:value-type="string">
            <text:p>m/f/o/u</text:p>
          </table:table-cell>
          <table:table-cell office:value-type="string" calcext:value-type="string">
            <text:p>2-3 letter code</text:p>
          </table:table-cell>
          <table:table-cell office:value-type="string" calcext:value-type="string">
            <text:p>Text</text:p>
          </table:table-cell>
          <table:table-cell office:value-type="string" calcext:value-type="string">
            <text:p>Semi-colon separated triads:name;date;dosage</text:p>
          </table:table-cell>
          <table:table-cell office:value-type="string" calcext:value-type="string">
            <text:p>Semi-colon separated triads:name;criticality;date</text:p>
          </table:table-cell>
          <table:table-cell office:value-type="string" calcext:value-type="string">
            <text:p>Semi-colon separated biads:name;date</text:p>
          </table:table-cell>
          <table:table-cell table:number-columns-repeated="1013"/>
        </table:table-row>
        <table:table-row table:style-name="ro7">
          <table:table-cell office:value-type="string" calcext:value-type="string">
            <text:p>Example</text:p>
          </table:table-cell>
          <table:table-cell office:value-type="string" calcext:value-type="string">
            <text:p>e17a405c-b8c2-479e-9b54-5b14b75026c</text:p>
          </table:table-cell>
          <table:table-cell office:value-type="string" calcext:value-type="string">
            <text:p>Mouse</text:p>
          </table:table-cell>
          <table:table-cell office:value-type="string" calcext:value-type="string">
            <text:p>Mickey</text:p>
          </table:table-cell>
          <table:table-cell table:style-name="ce8" office:value-type="date" office:date-value="1970-11-02" calcext:value-type="date">
            <text:p>1970-11-02</text:p>
          </table:table-cell>
          <table:table-cell office:value-type="string" calcext:value-type="string">
            <text:p>m</text:p>
          </table:table-cell>
          <table:table-cell office:value-type="string" calcext:value-type="string">
            <text:p>UK</text:p>
          </table:table-cell>
          <table:table-cell office:value-type="string" calcext:value-type="string">
            <text:p>Dr No</text:p>
          </table:table-cell>
          <table:table-cell office:value-type="string" calcext:value-type="string">
            <text:p>Cheese;2024-05-29;1 slice daily</text:p>
          </table:table-cell>
          <table:table-cell office:value-type="string" calcext:value-type="string">
            <text:p>Cats;High;1970-11-02</text:p>
          </table:table-cell>
          <table:table-cell office:value-type="string" calcext:value-type="string">
            <text:p>Cat Phobia;1970-11-02</text:p>
          </table:table-cell>
          <table:table-cell table:number-columns-repeated="1013"/>
        </table:table-row>
        <table:table-row table:style-name="ro1" table:number-rows-repeated="1048572">
          <table:table-cell table:number-columns-repeated="1024"/>
        </table:table-row>
        <table:table-row table:style-name="ro1">
          <table:table-cell table:number-columns-repeated="1024"/>
        </table:table-row>
      </table:table>
      <table:table table:name="PatientGen_RefOnly_Expanded" table:style-name="ta2">
        <office:forms form:automatic-focus="false" form:apply-design-mode="false"/>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default-cell-style-name="ce4"/>
        <table:table-column table:style-name="co1" table:number-columns-repeated="1013" table:default-cell-style-name="Default"/>
        <table:table-row table:style-name="ro5">
          <table:table-cell table:style-name="ce15" office:value-type="string" calcext:value-type="string">
            <text:p>Field Order</text:p>
          </table:table-cell>
          <table:table-cell table:style-name="ce15" office:value-type="string" calcext:value-type="string">
            <text:p>IPS_UUID</text:p>
          </table:table-cell>
          <table:table-cell table:style-name="ce15" office:value-type="string" calcext:value-type="string">
            <text:p>Name</text:p>
          </table:table-cell>
          <table:table-cell table:style-name="ce15" office:value-type="string" calcext:value-type="string">
            <text:p>Given</text:p>
          </table:table-cell>
          <table:table-cell table:style-name="ce15" office:value-type="string" calcext:value-type="string">
            <text:p>DOB</text:p>
          </table:table-cell>
          <table:table-cell table:style-name="ce15" office:value-type="string" calcext:value-type="string">
            <text:p>Gender</text:p>
          </table:table-cell>
          <table:table-cell table:style-name="ce15" office:value-type="string" calcext:value-type="string">
            <text:p>Nation</text:p>
          </table:table-cell>
          <table:table-cell table:style-name="ce15" office:value-type="string" calcext:value-type="string">
            <text:p>Practitioner</text:p>
          </table:table-cell>
          <table:table-cell table:style-name="ce15" office:value-type="string" calcext:value-type="string">
            <text:p>Meds</text:p>
          </table:table-cell>
          <table:table-cell table:style-name="ce15" office:value-type="string" calcext:value-type="string">
            <text:p>Allergies</text:p>
          </table:table-cell>
          <table:table-cell table:style-name="ce15" office:value-type="string" calcext:value-type="string">
            <text:p>Conditions</text:p>
          </table:table-cell>
          <table:table-cell table:number-columns-repeated="1013"/>
        </table:table-row>
        <table:table-row table:style-name="ro6">
          <table:table-cell office:value-type="string" calcext:value-type="string">
            <text:p>Format</text:p>
          </table:table-cell>
          <table:table-cell office:value-type="string" calcext:value-type="string">
            <text:p>UUID</text:p>
          </table:table-cell>
          <table:table-cell table:number-columns-repeated="2" office:value-type="string" calcext:value-type="string">
            <text:p>Text</text:p>
          </table:table-cell>
          <table:table-cell office:value-type="string" calcext:value-type="string">
            <text:p>yyyy-mm-dd</text:p>
          </table:table-cell>
          <table:table-cell office:value-type="string" calcext:value-type="string">
            <text:p>m/f/o/u</text:p>
          </table:table-cell>
          <table:table-cell office:value-type="string" calcext:value-type="string">
            <text:p>2-3 letter code</text:p>
          </table:table-cell>
          <table:table-cell office:value-type="string" calcext:value-type="string">
            <text:p>Text</text:p>
          </table:table-cell>
          <table:table-cell office:value-type="string" calcext:value-type="string">
            <text:p>Semi-colon separated triads:name;date;dosage</text:p>
          </table:table-cell>
          <table:table-cell office:value-type="string" calcext:value-type="string">
            <text:p>Semi-colon separated triads:name;criticality;date</text:p>
          </table:table-cell>
          <table:table-cell office:value-type="string" calcext:value-type="string">
            <text:p>Semi-colon separated biads:name;date</text:p>
          </table:table-cell>
          <table:table-cell table:number-columns-repeated="1013"/>
        </table:table-row>
        <table:table-row table:style-name="ro7">
          <table:table-cell office:value-type="string" calcext:value-type="string">
            <text:p>Example</text:p>
          </table:table-cell>
          <table:table-cell office:value-type="string" calcext:value-type="string">
            <text:p>e17a405c-b8c2-479e-9b54-5b14b75026c</text:p>
          </table:table-cell>
          <table:table-cell office:value-type="string" calcext:value-type="string">
            <text:p>Mouse</text:p>
          </table:table-cell>
          <table:table-cell office:value-type="string" calcext:value-type="string">
            <text:p>Mickey</text:p>
          </table:table-cell>
          <table:table-cell table:style-name="ce8" office:value-type="date" office:date-value="1970-11-02" calcext:value-type="date">
            <text:p>1970-11-02</text:p>
          </table:table-cell>
          <table:table-cell office:value-type="string" calcext:value-type="string">
            <text:p>m</text:p>
          </table:table-cell>
          <table:table-cell office:value-type="string" calcext:value-type="string">
            <text:p>UK</text:p>
          </table:table-cell>
          <table:table-cell office:value-type="string" calcext:value-type="string">
            <text:p>Dr No</text:p>
          </table:table-cell>
          <table:table-cell office:value-type="string" calcext:value-type="string">
            <text:p>Cheese;2024-05-29;1 slice daily</text:p>
          </table:table-cell>
          <table:table-cell office:value-type="string" calcext:value-type="string">
            <text:p>Cats;High;1970-11-02</text:p>
          </table:table-cell>
          <table:table-cell office:value-type="string" calcext:value-type="string">
            <text:p>Cat Phobia;1970-11-02</text:p>
          </table:table-cell>
          <table:table-cell table:number-columns-repeated="1013"/>
        </table:table-row>
        <table:table-row table:style-name="ro1" table:number-rows-repeated="104857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date-style style:name="N160">
      <number:month/>
      <number:text>/</number:text>
      <number:day/>
      <number:text>/</number:text>
      <number:year number:style="long"/>
      <number:text> </number:text>
      <number:hours/>
      <number:text>:</number:text>
      <number:minutes number:style="long"/>
    </number:date-style>
    <number:time-style style:name="N157">
      <number:minutes number:style="long"/>
      <number:text>:</number:text>
      <number:seconds number:style="long"/>
    </number:time-style>
    <number:currency-style style:name="N155P0" style:volatile="true">
      <number:currency-symbol/>
      <number:fill-character> </number:fill-character>
      <number:number number:decimal-places="2" number:min-decimal-places="2" number:min-integer-digits="1" number:grouping="true"/>
      <number:text> </number:text>
    </number:currency-style>
    <number:currency-style style:name="N155P1" style:volatile="true">
      <number:currency-symbol/>
      <number:fill-character> </number:fill-character>
      <number:text>(</number:text>
      <number:number number:decimal-places="2" number:min-decimal-places="2" number:min-integer-digits="1" number:grouping="true"/>
      <number:text>)</number:text>
    </number:currency-style>
    <number:currency-style style:name="N155P2" style:volatile="true">
      <number:currency-symbol/>
      <number:fill-character> </number:fill-character>
      <number:text>-</number:text>
      <number:number number:decimal-places="0" number: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currency-style style:name="N149P0" style:volatile="true">
      <number:currency-symbol/>
      <number:number number:decimal-places="0" number:min-decimal-places="0" number:min-integer-digits="1" number:grouping="true"/>
      <number:text> </number:text>
    </number:currency-style>
    <number:currency-style style:name="N149">
      <style:text-properties fo:color="#ff0000"/>
      <number:text>(</number:text>
      <number:currency-symbol/>
      <number:number number:decimal-places="0" number:min-decimal-places="0" number:min-integer-digits="1" number:grouping="true"/>
      <number:text>)</number:text>
      <style:map style:condition="value()&gt;=0" style:apply-style-name="N149P0"/>
    </number:currency-style>
    <number:currency-style style:name="N148P0" style:volatile="true">
      <number:currency-symbol/>
      <number:number number:decimal-places="2" number:min-decimal-places="2" number:min-integer-digits="1" number:grouping="true"/>
      <number:text> </number:text>
    </number:currency-style>
    <number:currency-style style:name="N148">
      <number:text>(</number:text>
      <number:currency-symbol/>
      <number:number number:decimal-places="2" number:min-decimal-places="2" number:min-integer-digits="1" number:grouping="true"/>
      <number:text>)</number:text>
      <style:map style:condition="value()&gt;=0" style:apply-style-name="N148P0"/>
    </number:currency-style>
    <number:currency-style style:name="N147P0" style:volatile="true">
      <number:currency-symbol/>
      <number:number number:decimal-places="2" number:min-decimal-places="2" number:min-integer-digits="1" number:grouping="true"/>
      <number:text> </number:text>
    </number:currency-style>
    <number:currency-style style:name="N147">
      <style:text-properties fo:color="#ff0000"/>
      <number:text>(</number:text>
      <number:currency-symbol/>
      <number:number number:decimal-places="2" number:min-decimal-places="2" number:min-integer-digits="1" number:grouping="true"/>
      <number:text>)</number:text>
      <style:map style:condition="value()&gt;=0" style:apply-style-name="N147P0"/>
    </number:currency-style>
    <number:number-style style:name="N145P0" style:volatile="true">
      <number:text> </number:text>
      <number:fill-character> </number:fill-character>
      <number:number number:decimal-places="0" number:min-decimal-places="0" number:min-integer-digits="1" number:grouping="true"/>
      <number:text> </number:text>
    </number:number-style>
    <number:number-style style:name="N145P1" style:volatile="true">
      <number:text> </number:text>
      <number:fill-character> </number:fill-character>
      <number:text>(</number:text>
      <number:number number:decimal-places="0" number:min-decimal-places="0" number:min-integer-digits="1" number:grouping="true"/>
      <number:text>)</number:text>
    </number:number-style>
    <number:number-style style:name="N145P2" style:volatile="true">
      <number:text> </number:text>
      <number:fill-character> </number:fill-character>
      <number:text>-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date-style style:name="N141">
      <number:day/>
      <number:text>-</number:text>
      <number:month number:textual="true"/>
    </number:date-style>
    <number:time-style style:name="N140">
      <number:hours/>
      <number:text>:</number:text>
      <number:minutes number:style="long"/>
    </number:time-style>
    <number:time-style style:name="N139">
      <number:hours/>
      <number:text>:</number:text>
      <number:minutes number:style="long"/>
      <number:text>:</number:text>
      <number:seconds number:style="long"/>
      <number:text> </number:text>
      <number:am-pm/>
    </number:time-style>
    <number:number-style style:name="N138P0" style:volatile="true">
      <number:number number:decimal-places="0" number:min-decimal-places="0" number:min-integer-digits="1" number:grouping="true"/>
      <number:text> </number:text>
    </number:number-style>
    <number:number-style style:name="N138">
      <style:text-properties fo:color="#ff0000"/>
      <number:text>(</number:text>
      <number:number number:decimal-places="0" number:min-decimal-places="0" number:min-integer-digits="1" number:grouping="true"/>
      <number:text>)</number:text>
      <style:map style:condition="value()&gt;=0" style:apply-style-name="N138P0"/>
    </number:number-style>
    <number:currency-style style:name="N136P0" style:volatile="true">
      <number:currency-symbol/>
      <number:fill-character> </number:fill-character>
      <number:number number:decimal-places="0" number:min-decimal-places="0" number:min-integer-digits="1" number:grouping="true"/>
      <number:text> </number:text>
    </number:currency-style>
    <number:currency-style style:name="N136P1" style:volatile="true">
      <number:currency-symbol/>
      <number:fill-character> </number:fill-character>
      <number:text>(</number:text>
      <number:number number:decimal-places="0" number:min-decimal-places="0" number:min-integer-digits="1" number:grouping="true"/>
      <number:text>)</number:text>
    </number:currency-style>
    <number:currency-style style:name="N136P2" style:volatile="true">
      <number:currency-symbol/>
      <number:fill-character> </number:fill-character>
      <number:text>- </number:text>
    </number:currency-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32P0" style:volatile="true">
      <number:number number:decimal-places="2" number:min-decimal-places="2" number:min-integer-digits="1" number:grouping="true"/>
      <number:text> </number:text>
    </number:number-style>
    <number:number-style style:name="N132">
      <style:text-properties fo:color="#ff0000"/>
      <number:text>(</number:text>
      <number:number number:decimal-places="2" number:min-decimal-places="2" number:min-integer-digits="1" number:grouping="true"/>
      <number:text>)</number:text>
      <style:map style:condition="value()&gt;=0" style:apply-style-name="N132P0"/>
    </number:number-style>
    <number:date-style style:name="N159">
      <number:day/>
      <number:text>-</number:text>
      <number:month number:textual="true"/>
      <number:text>-</number:text>
      <number:year/>
    </number:date-style>
    <number:time-style style:name="N130" number:truncate-on-overflow="false">
      <number:hours/>
      <number:text>:</number:text>
      <number:minutes number:style="long"/>
      <number:text>:</number:text>
      <number:seconds number:style="long"/>
    </number:time-style>
    <number:time-style style:name="N158">
      <number:hours/>
      <number:text>:</number:text>
      <number:minutes number:style="long"/>
      <number:text> </number:text>
      <number:am-pm/>
    </number:time-style>
    <number:currency-style style:name="N129P0" style:volatile="true">
      <number:currency-symbol/>
      <number:number number:decimal-places="0" number:min-decimal-places="0" number:min-integer-digits="1" number:grouping="true"/>
      <number:text> </number:text>
    </number:currency-style>
    <number:currency-style style:name="N129">
      <number:text>(</number:text>
      <number:currency-symbol/>
      <number:number number:decimal-places="0" number:min-decimal-places="0" number:min-integer-digits="1" number:grouping="true"/>
      <number:text>)</number:text>
      <style:map style:condition="value()&gt;=0" style:apply-style-name="N129P0"/>
    </number:currency-style>
    <number:date-style style:name="N156">
      <number:month number:textual="true"/>
      <number:text>-</number:text>
      <number:year/>
    </number:date-style>
    <number:number-style style:name="N127P0" style:volatile="true">
      <number:text> </number:text>
      <number:fill-character> </number:fill-character>
      <number:number number:decimal-places="2" number:min-decimal-places="2" number:min-integer-digits="1" number:grouping="true"/>
      <number:text> </number:text>
    </number:number-style>
    <number:number-style style:name="N127P1" style:volatile="true">
      <number:text> </number:text>
      <number:fill-character> </number:fill-character>
      <number:text>(</number:text>
      <number:number number:decimal-places="2" number:min-decimal-places="2" number:min-integer-digits="1" number:grouping="true"/>
      <number:text>)</number:text>
    </number:number-style>
    <number:number-style style:name="N127P2" style:volatile="true">
      <number:text> </number:text>
      <number:fill-character> </number:fill-character>
      <number:text>-</number:text>
      <number:number number:decimal-places="0" number:min-decimal-places="0" number:min-integer-digits="0"/>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time-style style:name="N123">
      <number:minutes number:style="long"/>
      <number:text>:</number:text>
      <number:seconds number:style="long" number:decimal-places="1"/>
    </number:time-style>
    <number:date-style style:name="N151">
      <number:month/>
      <number:text>/</number:text>
      <number:day/>
      <number:text>/</number:text>
      <number:year number:style="long"/>
    </number:date-style>
    <number:time-style style:name="N122">
      <number:hours/>
      <number:text>:</number:text>
      <number:minutes number:style="long"/>
      <number:text>:</number:text>
      <number:seconds number:style="long"/>
    </number:time-style>
    <number:date-style style:name="N150P0" style:volatile="true">
      <number:year number:style="long"/>
      <number:text>-</number:text>
      <number:month number:style="long"/>
      <number:text>-</number:text>
      <number:day number:style="long"/>
    </number:date-style>
    <number:text-style style:name="N150">
      <number:text-content/>
      <style:map style:condition="value()&lt;=1.7976931348623157E+308" style:apply-style-name="N150P0"/>
    </number:text-style>
    <number:number-style style:name="N121">
      <number:scientific-number number:decimal-places="1" number:min-decimal-places="1" number:min-integer-digits="1" number:min-exponent-digits="1" number:exponent-interval="3" number:forced-exponent-sign="true"/>
    </number:number-style>
    <style:style style:name="Default" style:family="table-cell">
      <style:table-cell-properties fo:background-color="#f2f2f2"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40_25__20_-_20_Accent1" style:display-name="Excel Built-in 40% - Accent1" style:family="table-cell" style:parent-style-name="Default" style:data-style-name="N0">
      <style:table-cell-properties fo:background-color="#b4c7e7"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1" style:display-name="Excel Built-in 60% - Accent1" style:family="table-cell" style:parent-style-name="Default" style:data-style-name="N0">
      <style:table-cell-properties fo:background-color="#8faad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1" style:display-name="Excel Built-in Accent1" style:family="table-cell" style:parent-style-name="Default" style:data-style-name="N0">
      <style:table-cell-properties fo:background-color="#4472c4"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Input" style:display-name="Excel Built-in Input" style:family="table-cell" style:parent-style-name="Default" style:data-style-name="N0">
      <style:table-cell-properties fo:background-color="#ffcc99" style:diagonal-bl-tr="none" style:diagonal-tl-br="none" style:text-align-source="value-type" style:repeat-content="false" fo:wrap-option="no-wrap" fo:border="0.74pt solid #7f7f7f" style:direction="ltr" style:rotation-angle="0" style:rotation-align="none" style:shrink-to-fit="false" style:vertical-align="bottom" loext:vertical-justify="auto"/>
      <style:paragraph-properties css3t:text-justify="auto" fo:margin-left="0in" style:writing-mode="page"/>
      <style:text-properties fo:color="#3f3f7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PageStyle_5f_PatientGen_5f_RefOnly" style:display-name="PageStyle_PatientGen_RefOnly" style:page-layout-name="Mpm1">
      <style:header style:display="false"/>
      <style:header-left style:display="false"/>
      <style:header-first style:display="false"/>
      <style:footer style:display="false"/>
      <style:footer-left style:display="false"/>
      <style:footer-first style:display="false"/>
    </style:master-page>
    <style:master-page style:name="PageStyle_5f_Main" style:display-name="PageStyle_Main"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30T09:28:18</meta:creation-date>
    <meta:initial-creator>Forde, Michael Maj (UKStratCom-DMS-DPHC-HQ-MedGPSO2)</meta:initial-creator>
    <dc:language>en-US</dc:language>
    <dc:date>2025-06-05T21:04:58.118877297</dc:date>
    <meta:editing-cycles>12</meta:editing-cycles>
    <meta:editing-duration>PT1H9M43S</meta:editing-duration>
    <meta:generator>LibreOffice/7.3.7.2$Linux_X86_64 LibreOffice_project/30$Build-2</meta:generator>
    <meta:document-statistic meta:table-count="3" meta:cell-count="83" meta:object-count="3"/>
    <meta:user-defined meta:name="AppVersion">15.0000</meta:user-defined>
    <meta:user-defined meta:name="MSIP_Label_d8a60473-494b-4586-a1bb-b0e663054676_ActionId">884857d4-a4e9-4999-93dd-45cf6b9384b5</meta:user-defined>
    <meta:user-defined meta:name="MSIP_Label_d8a60473-494b-4586-a1bb-b0e663054676_ContentBits">0</meta:user-defined>
    <meta:user-defined meta:name="MSIP_Label_d8a60473-494b-4586-a1bb-b0e663054676_Enabled">true</meta:user-defined>
    <meta:user-defined meta:name="MSIP_Label_d8a60473-494b-4586-a1bb-b0e663054676_Method" meta:value-type="string">Privileged</meta:user-defined>
    <meta:user-defined meta:name="MSIP_Label_d8a60473-494b-4586-a1bb-b0e663054676_Name" meta:value-type="string">MOD-1-O-‘UNMARKED’</meta:user-defined>
    <meta:user-defined meta:name="MSIP_Label_d8a60473-494b-4586-a1bb-b0e663054676_SetDate" meta:value-type="string">2024-05-30T09:49:41Z</meta:user-defined>
    <meta:user-defined meta:name="MSIP_Label_d8a60473-494b-4586-a1bb-b0e663054676_SiteId" meta:value-type="string">be7760ed-5953-484b-ae95-d0a16dfa09e5</meta:user-defined>
  </office:meta>
</office:document-meta>
</file>

<file path=Basic/Standard/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Sheet1"/>
</library:library>
</file>

<file path=Basic/VBAProject/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VBAProject/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script:module>
</file>

<file path=Basic/VBAProject/Sheet3.xml><?xml version="1.0" encoding="utf-8"?>
<!DOCTYPE module  PUBLIC '-//OpenOffice.org//DTD OfficeDocument 1.0//EN'  'module.dtd'>
<script:module xmlns:script="http://openoffice.org/2000/script" script:name="Sheet3"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modClipBoard.xml><?xml version="1.0" encoding="utf-8"?>
<!DOCTYPE module  PUBLIC '-//OpenOffice.org//DTD OfficeDocument 1.0//EN'  'module.dtd'>
<script:module xmlns:script="http://openoffice.org/2000/script" script:name="modClipBoard" script:language="StarBasic" script:moduleType="normal">Option VBASupport 1
Option Explicit


Global sTxtCString As String

Sub ClipBoard_SetData(sText)
  Dim oClip As Object, oTrans As Object  'transferable object to set as new content
  oClip = CreateUnoService("com.sun.star.datatransfer.clipboard.SystemClipboard")
  oTrans = createUnoListener("Tr_", "com.sun.star.datatransfer.XTransferable")
  oClip.setContents(oTrans, Null)
  sTxtCString = sText
End Sub

Function Tr_getTransferData(aFlavor As com.sun.star.datatransfer.DataFlavor)
  If (aFlavor.MimeType = "text/plain;charset=utf-16") Then
    Tr_getTransferData() = sTxtCString
  Else
    Tr_getTransferData = Empty
  End If
End Function

Function Tr_getTransferDataFlavors()
  Dim aFlavor As New com.sun.star.datatransfer.DataFlavor
  aFlavor.MimeType = "text/plain;charset=utf-16"
  aFlavor.HumanPresentableName = "Unicode-Text"
  Tr_getTransferDataFlavors() = Array(aFlavor)
End Function

Function Tr_isDataFlavorSupported(aFlavor As com.sun.star.datatransfer.DataFlavor) As Boolean
  If aFlavor.MimeType = "text/plain;charset=utf-16" Then
    Tr_isDataFlavorSupported = True
  Else
    Tr_isDataFlavorSupported = False
  End If
End Function
</script:module>
</file>

<file path=Basic/VBAProject/modPatientGen.xml><?xml version="1.0" encoding="utf-8"?>
<!DOCTYPE module  PUBLIC '-//OpenOffice.org//DTD OfficeDocument 1.0//EN'  'module.dtd'>
<script:module xmlns:script="http://openoffice.org/2000/script" script:name="modPatientGen" script:language="StarBasic" script:moduleType="normal">REM ***** BASIC *****
Option VBASupport 1
Option Explicit

Sub subGenMain()
    GeneratePatientData
End Sub

Sub subGenXP()
    GenerateVariationData
End Sub

Sub GeneratePatientData()
    Dim ws As Object
    Dim wsName As String
    Dim wsCount As Integer
    Dim wsExists As Boolean
    Dim i As Long, j As Long
    Dim meds As Variant
    Dim allergies As Variant
    Dim conditions As Variant
    Dim firstName As Variant
    Dim surnameEndings As Variant
    Dim consonants As Variant
    Dim vowels As Variant
    Dim rng As Object
    Dim dob As Date
    Dim iPtCnt As Integer
    Dim numMeds As Integer, numAllergies As Integer, numConditions As Integer
    Dim medIndex As Integer, allergyIndex As Integer, conditionIndex As Integer
    Dim medEntry As String, condEntry As String
    Dim Today As Date
    Dim OneYearAgo As Date
    Dim RandomDate As Date
    
    ' Get today's date
    Today = Now

    ' Get the date 12 months ago
    OneYearAgo = DateAdd("m", -12, Today)
    
    ' Define possible values
    meds = Array(Array("Paracetamol 500mg", "1-2 tabs every 4-6 hours"), Array("Ibuprofen 200mg", "1-2 tabs every 6-8 hours"), _
                Array("Co-codamol 30/500mg", "1-2 tabs every 4-6 hours"), Array("Codeine 15mg", "1-2 tabs every 4-6 hours"), _
                Array("Tramadol 50mg", "1-2 tabs every 4-6 hours"), Array("Morphine 15mg", "1-2 tabs every 4 hours"), _
                Array("Diclofenac 250mg", "1-2 tabs twice a day"), Array("Aspirin 300mg", "1-2 tabs every 4-6 hours"), Array("Naproxen 250mg", "1-2 tabs twice a day"), _
                Array("Amoxicillin 500mg", "1 tab every 8 hours"), Array("Flucloxacillin 500mg", "1 tab every 6 hours"), Array("Bisoprolol 2.5mg", "1 tab once a day"), _
                Array("Atenolol 25mg", "1 tab once a day"), Array("Digoxin 0.125mg", "1 tab once a day"), Array("Warfarin 2mg", "1 tab once a day"), _
                Array("Rivaroxaban 15mg", "1 tab once a day"), Array("Apixaban 2.5mg", "1-2 tabs twice a day"), Array("Citalopram 20mg", "1 tab once a day"), _
                Array("Fluoxetine 20mg", "1 tab once a day"), Array("Amitriptyline 10mg", "1 tab once a day"))
    allergies = Array("Penicillin", "Metronidazole", "Opiods", "Codeine", "Aspirin", "Latex")
    conditions = Array("Ankle Sprain", "Covid", "Asthma", "Angina", "Chronic Back Pain", "Anterior Knee Pain", "Achilles Tendonitis", _
                "Sore Throat", "Migraine", "Urinary Tract Infection", "Sinusitis", "Dermatitis", "Gastroenteritis", "Conjunctivitis", _
                "Ear Infection", "Hypertension", "Type II Diabetes", "Osteoarthritis", "Hypothyroidism", "Allergic Rhinitis")
    firstName = Array("Mike", "Michael", "Oli", "Phil", "Vera", "Nils", "Johan", "Huibert", "Tracy", "Martin", "Sam", "Darrell", "James", "Darrell", "Sharron", "Mark")
    surnameEndings = Array("orde", "don", "tels", "idge", "ett", "ight", "can", "vans", "oorn", "oos", "iewicz", "ini", "son", "oven", "ijl", "ugel", "oten", "eid", "dis", "ett")
    consonants = Array("B", "C", "D", "F", "G", "H", "J", "K", "L", "M", "N", "P", "Q", "R", "S", "T", "V", "W", "X", "Y", "Z")
    vowels = Array("a", "e", "i", "o", "u")
    
    ' Create new worksheet
    wsName = "PatientGen"
    wsCount = 0
    wsExists = True
    
    While wsExists
        wsExists = False
        For i = 0 To ThisComponent.Sheets.getCount() - 1
            If ThisComponent.Sheets.getByIndex(i).Name = wsName &amp; wsCount Then
                wsExists = True
                wsCount = wsCount + 1
                Exit For
            End If
        Next i
    Wend
    
    ThisComponent.Sheets.insertNewByName(wsName &amp; wsCount, ThisComponent.Sheets.getCount())
    ws = ThisComponent.Sheets.getByName(wsName &amp; wsCount)
    
    iPtCnt = 10
    If IsNumeric(ThisComponent.Sheets.getByName("Main").getCellRangeByName("F11").Value) Then iPtCnt = ThisComponent.Sheets.getByName("Main").getCellRangeByName("F11").Value
    
    ' Generate data
    For i = 1 To iPtCnt
        rng = ws.getCellByPosition(0, i-1)
        rng.String = getUUID() ' UUID placeholder
        ws.getCellByPosition(1, i-1).String = consonants(Int((UBound(consonants) + 1) * Rnd)) &amp; _
                                              vowels(Int((UBound(vowels) + 1) * Rnd)) &amp; _
                                              LCase(consonants(Int((UBound(consonants) + 1) * Rnd))) &amp; _
                                              surnameEndings(Int((UBound(surnameEndings) + 1) * Rnd)) ' Surname
        ws.getCellByPosition(2, i-1).String = firstName(Int((UBound(firstName) + 1) * Rnd)) ' First name
        dob = DateSerial(Year(Now) - Int((55 - 18 + 1) * Rnd + 18), Int((12 - 1 + 1) * Rnd + 1), Int((28 - 1 + 1) * Rnd + 1))
        ws.getCellByPosition(3, i-1).Value = dob ' DOB
        ws.getCellByPosition(4, i-1).String = Choose(Int((4 - 1 + 1) * Rnd + 1), "m", "f", "o", "u") ' Gender
        ws.getCellByPosition(5, i-1).String = "UK" ' Nation
        ws.getCellByPosition(6, i-1).String = "Dr No" ' Practitioner

        ' 0 - 3 meds - duplicates
        medEntry = ""
        numMeds = Int((4) * Rnd)
        For j = 1 To numMeds
            medIndex = Int((UBound(meds) + 1) * Rnd)
            RandomDate = OneYearAgo + (Today - OneYearAgo) * Rnd
            medEntry = medEntry &amp; meds(medIndex)(0) &amp; ";" &amp; Format(RandomDate, "yyyy-mm-dd") &amp; ";" &amp; meds(medIndex)(1) &amp; ";" ' Meds
        Next j
        If medEntry &lt;&gt; "" Then medEntry = Left$(medEntry, Len(medEntry) - 1)
        ws.getCellByPosition(7, i-1).String = medEntry

        ' Allergies 0-1
        numAllergies = Int((6) * Rnd)
        If numAllergies &gt; 4 Then
            RandomDate = DateSerial(Year(dob) + Int((Year(Now) - Year(dob) + 1) * Rnd), Int((12 - 1 + 1) * Rnd + 1), Int((28 - 1 + 1) * Rnd + 1))
            ws.getCellByPosition(8, i-1).String = allergies(Int((UBound(allergies) + 1) * Rnd)) &amp; ";" &amp; Choose(Int((3 - 1 + 1) * Rnd + 1), "high", "moderate", "low") &amp; ";" &amp; Format(RandomDate, "yyyy-mm-dd") ' Allergies
        Else
            ws.getCellByPosition(8, i-1).String = ""
        End If

        ' 0 - 3 conditions
        condEntry = ""
        numConditions = Int((4) * Rnd)
        For j = 1 To numConditions
            conditionIndex = Int((UBound(conditions) + 1) * Rnd)
            RandomDate = DateSerial(Year(dob) + Int((Year(Now) - Year(dob) + 1) * Rnd), Int((12 - 1 + 1) * Rnd + 1), Int((28 - 1 + 1) * Rnd + 1))
            condEntry = condEntry &amp; conditions(conditionIndex) &amp; ";" &amp; Format(RandomDate, "yyyy-mm-dd") &amp; ";" ' Conditions
        Next j
        If condEntry &lt;&gt; "" Then condEntry = Left$(condEntry, Len(condEntry) - 1)
        ws.getCellByPosition(9, i-1).String = condEntry
    Next i
    
	' Change DOB column format to yyyy-mm-dd
	SetDateFormat ws, 3, 0, i
    
    ws.getColumns().OptimalWidth = True
    
    ThisComponent.CurrentController.setActiveSheet(ws)
    
    CopyDataToClipboard
    
End Sub

Sub GenerateVariationData()
    Dim ws As Object
    Dim wsName As String
    Dim wsCount As Integer
    Dim wsExists As Boolean
    Dim i As Long, j As Integer
    Dim meds As Variant, allergies As Variant, conditions As Variant, observations As Variant
    Dim firstName As Variant, surnameEndings As Variant, consonants As Variant, vowels As Variant
    Dim rng As Object
    Dim dob As Date, Today As Date, OneYearAgo As Date, RandomDate As Date
    Dim iPtCnt As Integer
    Dim numMeds As Integer, numAllergies As Integer, numConditions As Integer
    Dim medIdx As Integer, allIdx As Integer, condIdx As Integer, obsIdx As Integer
    Dim medEntry As String, allEntry As String, condEntry As String, obsEntry As String
    Dim genderChar As String
    Dim sbp As Integer
	Dim dbp As Integer
	Dim pulse As Integer
	Dim resp As Integer
	Dim tempVal As Double
	Dim weightVal As Integer


    ' Initialize dates
    Today = Now
    OneYearAgo = DateAdd("m", -12, Today)

    ' Pools with SNOMED CT codes
    meds = Array(_
        Array("Paracetamol 500mg","1-2 tabs every 4-6 hours","387517004"), _
        Array("Ibuprofen 200mg","1-2 tabs every 6-8 hours","408453005"), _
        Array("Aspirin 300mg","1-2 tabs every 4-6 hours","76267003"), _
        Array("Amoxicillin 500mg","1 tab every 8 hours","372687004"), _
        Array("Co-codamol 30/500mg","1-2 tabs every 4-6 hours","387517004"), _
        Array("Tramadol 50mg","1-2 tabs every 4-6 hours","372305009"), _
        Array("Morphine 15mg","1-2 tabs every 4 hours","387305006"), _
        Array("Diclofenac 250mg","1-2 tabs twice a day","372707009"), _
        Array("Naproxen 250mg","1-2 tabs twice a day","372710001"), _
        Array("Warfarin 2mg","1 tab once a day","372729009"))

    allergies = Array(_
        Array("Penicillin","high","2942003"), _
        Array("Aspirin","moderate","2942005"), _
        Array("Latex","low","424213003"), _
        Array("Codeine","moderate","406595006"), _
        Array("Sulfonamide","high","37235006"), _
        Array("Peanuts","high","91935009"), _
        Array("Shellfish","high","235719002"), _
        Array("Eggs","moderate","235725002"), _
        Array("NSAIDs","moderate","372736006"), _
        Array("Iodine","low","372825007"))

    conditions = Array(_
        Array("Asthma","195967001"), _
        Array("Hypertension","38341003"), _
        Array("Type II Diabetes","44054006"), _
        Array("Osteoarthritis","396275006"), _
        Array("Chronic Back Pain","161891005"), _
        Array("Migraine","37796009"), _
        Array("Urinary Tract Infection","68566005"), _
        Array("Sinusitis","396071000"), _
        Array("Dermatitis","56459004"), _
        Array("Conjunctivitis","71667002"))

    observations = Array(_
        Array("Blood Pressure","75367002"), _
        Array("Pulse","78564009"), _
        Array("Resp Rate","86290005"), _
        Array("Temperature","386725007"), _
        Array("Weight","27113001"))

    ' Reuse name-gen arrays
    firstName = Array("Mike","Michael","Oli","Phil","Vera","Nils","Johan","Huibert","Tracy","Martin","Sam","Darrell","James","Sharron","Mark")
    surnameEndings = Array("orde","don","tels","idge","ett","ight","can","vans","oorn","oos","iewicz","ini","son","oven","eijl","ugel","oten","eid","dis","ett")
    consonants = Array("B","C","D","F","G","H","J","K","L","M","N","P","Q","R","S","T","V","W","X","Y","Z")
    vowels = Array("a","e","i","o","u")

    Randomize

    ' Add new sheet
    wsName = "PatientGenXP"
    wsCount = 0
    wsExists = True
    While wsExists
        wsExists = False
        For i = 0 To ThisComponent.Sheets.getCount() - 1
            If ThisComponent.Sheets.getByIndex(i).Name = wsName &amp; wsCount Then
                wsExists = True
                wsCount = wsCount + 1: Exit For
            End If
        Next i
    Wend
    ThisComponent.Sheets.insertNewByName(wsName &amp; wsCount, ThisComponent.Sheets.getCount())
    Set ws = ThisComponent.Sheets.getByName(wsName &amp; wsCount)

    ' Determine row count
    iPtCnt = 10
    If IsNumeric(ThisComponent.Sheets.getByName("Main").getCellRangeByName("F11").Value) Then
        iPtCnt = ThisComponent.Sheets.getByName("Main").getCellRangeByName("F11").Value
    End If

    ' Generate rows
    For i = 1 To iPtCnt
        Set rng = ws.getCellByPosition(0, i-1)
        rng.String = getUUID()

        ' Name
        ws.getCellByPosition(1, i-1).String = consonants(Int((UBound(consonants)+1)*Rnd)) &amp; _
                                              vowels(Int((UBound(vowels)+1)*Rnd)) &amp; _
                                              LCase(consonants(Int((UBound(consonants)+1)*Rnd))) &amp; _
                                              surnameEndings(Int((UBound(surnameEndings)+1)*Rnd))
        ws.getCellByPosition(2, i-1).String = firstName(Int((UBound(firstName)+1)*Rnd))

        ' DOB &amp; Gender
        dob = DateSerial(Year(Today)-Int((55-18+1)*Rnd+18), Int(12*Rnd)+1, Int(28*Rnd)+1)
        ws.getCellByPosition(3, i-1).Value = dob
        ws.getCellByPosition(4, i-1).String = Choose(Int(4*Rnd)+1, "m","f","o","u")

        ' Static
        ws.getCellByPosition(5, i-1).String = "UK"
        ws.getCellByPosition(6, i-1).String = "Dr No"
        'ws.getCellByPosition(7, i-1).String = "Org" &amp; Int(100*Rnd)
         ws.getCellByPosition(7, i-1).String = "GBR"
        ws.getCellByPosition(8, i-1).String = "ID" &amp; Int(10000*Rnd)
        ws.getCellByPosition(9, i-1).String = "ID2" &amp; Int(10000*Rnd)

        ' Medications
        medEntry = ""
        numMeds = Int(4*Rnd)
        For j = 1 To numMeds
            medIdx = Int((UBound(meds)+1)*Rnd)
            RandomDate = OneYearAgo + (Today-OneYearAgo)*Rnd
            medEntry = medEntry &amp; meds(medIdx)(0) &amp; ";" &amp; Format(RandomDate, "yyyy-mm-dd") &amp; ";" &amp; meds(medIdx)(1) &amp; ";http://snomed.info/sct;" &amp; meds(medIdx)(2) &amp; ";"
        Next j
        If Len(medEntry)&gt;0 Then medEntry = Left(medEntry, Len(medEntry)-1)
        ws.getCellByPosition(10, i-1).String = medEntry

        ' Allergies
        allEntry = ""
        numAllergies = Int(3*Rnd)
        For j = 1 To numAllergies
            allIdx = Int((UBound(allergies)+1)*Rnd)
            RandomDate = OneYearAgo + (Today-OneYearAgo)*Rnd
            allEntry = allEntry &amp; allergies(allIdx)(0) &amp; ";" &amp; allergies(allIdx)(1) &amp; ";" &amp; Format(RandomDate, "yyyy-mm-dd") &amp; ";http://snomed.info/sct;" &amp; allergies(allIdx)(2) &amp; ";"
        Next j
        If Len(allEntry)&gt;0 Then allEntry = Left(allEntry, Len(allEntry)-1)
        ws.getCellByPosition(11, i-1).String = allEntry

        ' Conditions
        condEntry = ""
        numConditions = Int(3*Rnd)
        For j = 1 To numConditions
            condIdx = Int((UBound(conditions)+1)*Rnd)
            RandomDate = OneYearAgo + (Today-OneYearAgo)*Rnd
            condEntry = condEntry &amp; conditions(condIdx)(0) &amp; ";" &amp; Format(RandomDate, "yyyy-mm-dd") &amp; ";http://snomed.info/sct;" &amp; conditions(condIdx)(1) &amp; ";"
        Next j
        If Len(condEntry)&gt;0 Then condEntry = Left(condEntry, Len(condEntry)-1)
        ws.getCellByPosition(12, i-1).String = condEntry

        ' Observation
        obsIdx = Int((UBound(observations)+1)*Rnd)
        Select Case observations(obsIdx)(0)
            Case "Blood Pressure"
                sbp = Int((145-90+1)*Rnd+90)
                dbp = Int((100-50+1)*Rnd+50)
                obsEntry = "Blood Pressure;" &amp; Format(Today, "yyyy-mm-dd") &amp; ";" &amp; sbp &amp; "-" &amp; dbp &amp; " mmHg;http://snomed.info/sct;75367002"
            Case "Pulse"
                pulse = Int((98-58+1)*Rnd+58)
                obsEntry = "Pulse;" &amp; Format(Today, "yyyy-mm-dd") &amp; ";" &amp; pulse &amp; " bpm;http://snomed.info/sct;78564009"
            Case "Resp Rate"
                resp = Int((28-10+1)*Rnd+10)
                obsEntry = "Resp Rate;" &amp; Format(Today, "yyyy-mm-dd") &amp; ";" &amp; resp &amp; " rpm;http://snomed.info/sct;86290005"
            Case "Temperature"
                tempVal = Round(Rnd*(39-36)+36,1)
                obsEntry = "Temperature;" &amp; Format(Today, "yyyy-mm-dd") &amp; ";" &amp; tempVal &amp; " cel;http://snomed.info/sct;386725007"
            Case "Weight"
                weightVal = Int((100-50+1)*Rnd+50)
                obsEntry = "Weight;" &amp; Format(Today, "yyyy-mm-dd") &amp; ";" &amp; weightVal &amp; " kg;http://snomed.info/sct;27113001"
        End Select
        ws.getCellByPosition(13, i-1).String = obsEntry
    Next i

    ' Force Column D to yyyy-mm-dd
    SetDateFormat ws, 3, 0, iPtCnt-1

    ws.getColumns().OptimalWidth = True
    ThisComponent.CurrentController.setActiveSheet(ws)
    CopyDataToClipboard
End Sub

Sub GenerateCIWX25Data()
    Dim ws As Object
    Dim wsName As String
    Dim wsCount As Integer
    Dim wsExists As Boolean
    Dim i As Long, j As Integer
    Dim meds As Variant, allergies As Variant, conditions As Variant, observations As Variant
    Dim firstName As Variant, surnameEndings As Variant, consonants As Variant, vowels As Variant
    Dim rng As Object
    Dim dob As Date, Today As Date, OneYearAgo As Date, RandomDate As Date
    Dim iPtCnt As Integer
    Dim numMeds As Integer, numAllergies As Integer, numConditions As Integer
    Dim medIdx As Integer, allIdx As Integer, condIdx As Integer, obsIdx As Integer
    Dim medEntry As String, allEntry As String, condEntry As String, obsEntry As String
    Dim genderChar As String
    Dim sbp As Integer
	Dim dbp As Integer
	Dim pulse As Integer
	Dim resp As Integer
	Dim tempVal As Double
	Dim weightVal As Integer


    ' Initialize dates
    Today = Now
    OneYearAgo = DateAdd("m", -12, Today)

    ' Meds with WHO ATC codes
    meds = Array(_
        Array("METFORMIN TABLET 500MG","once daily","A10BA02"), _
        Array("DEXAMPHETAMINE TABLET 5MG","1 tab twice a day","N06BA02"), _
        Array("ETHINYLESTRADIOL/LEVONORGESTREL TABLET 30/150UG","1 tab once daily for 63 days then 4 day break","G03AA07"), _
        Array("ATORVASTATIN TABLET 20MG","1 tab once daily","C10AA05"), _
        Array("OMEPRAZOLE CAPSULE MSR 20MG","1 tab once daily","A02BC01"), _
        Array("ROCURONIUM INJVLST 10MG/ML","Initially 600 micrograms/kg","M03AC09"), _
        Array("MORPHINE INFVLST 1MG/ML","Initially 5mg every 4 hours","N02AA01"), _
        Array("TRANEXAMIC ACID INJVLST 100MG/ML","Loading dose 1g for 1 dose, given as soon as possible within 3hrs of injury","B02AA02"), _
        Array("DICLOFENAC-SODIUM 100MG","1-2 tabs twice a day","M01AB05"))

	 ' Allergies with SNOMED codes
    allergies = Array(_
        Array("Penicillins","high","764146007"), _
        Array("Nut","moderate","13577000"), _
        Array("Dust mite","low","720687003"), _
        Array("Wasps","moderate","256440004"), _
        Array("Cat","high","388618001"), _
        Array("Latex","high","111088007"))

	' Conditions with SNOMED codes
    conditions = Array(_
        Array("Attention deficit hyperactivity disorder","406506008"), _
        Array("Injury of lumbar spine","262524001"), _
        Array("Subacromial impingement","202849001"), _
        Array("Osteoarthritis of knee","239873007"), _
        Array("Traumatic amputation at level between knee and ankle","699875007"), _
        Array("Blast injury to internal organs","262683000"), _
        Array("Gunshot entry wound","425055008"), _
        Array("Fracture of upper limb","23406007"), _
        Array("Cerebellar contusion","127304009"))

    observations = Array(_
        Array("Blood Pressure","75367002"), _
        Array("Pulse","78564009"), _
        Array("Resp Rate","86290005"), _
        Array("Temperature","386725007"), _
        Array("Weight","27113001"))

    ' Reuse name-gen arrays
    firstName = Array("Mike","Michael","Oli","Phil","Vera","Nils","Johan","Huibert","Tracy","Martin","Sam","Darrell","James","Sharron","Mark", "Scott")
    surnameEndings = Array("orde","don","tels","idge","ett","ight","can","vans","oorn","oos","iewicz","ini","son","oven","eijl","ugel","oten","eid","dis","ett", "oster")
    consonants = Array("B","C","D","F","G","H","J","K","L","M","N","P","Q","R","S","T","V","W","X","Y","Z")
    vowels = Array("a","e","i","o","u")

    Randomize

    ' Add new sheet
    wsName = "PatientGenCIWX"
    wsCount = 0
    wsExists = True
    While wsExists
        wsExists = False
        For i = 0 To ThisComponent.Sheets.getCount() - 1
            If ThisComponent.Sheets.getByIndex(i).Name = wsName &amp; wsCount Then
                wsExists = True
                wsCount = wsCount + 1: Exit For
            End If
        Next i
    Wend
    ThisComponent.Sheets.insertNewByName(wsName &amp; wsCount, ThisComponent.Sheets.getCount())
    Set ws = ThisComponent.Sheets.getByName(wsName &amp; wsCount)

    ' Determine row count
    iPtCnt = 10
    If IsNumeric(ThisComponent.Sheets.getByName("Main").getCellRangeByName("F11").Value) Then
        iPtCnt = ThisComponent.Sheets.getByName("Main").getCellRangeByName("F11").Value
    End If

    ' Generate rows
    For i = 1 To iPtCnt
        Set rng = ws.getCellByPosition(0, i-1)
        rng.String = getUUID()

        ' Name
        ws.getCellByPosition(1, i-1).String = consonants(Int((UBound(consonants)+1)*Rnd)) &amp; _
                                              vowels(Int((UBound(vowels)+1)*Rnd)) &amp; _
                                              LCase(consonants(Int((UBound(consonants)+1)*Rnd))) &amp; _
                                              surnameEndings(Int((UBound(surnameEndings)+1)*Rnd))
        ws.getCellByPosition(2, i-1).String = firstName(Int((UBound(firstName)+1)*Rnd))

        ' DOB &amp; Gender
        dob = DateSerial(Year(Today)-Int((55-18+1)*Rnd+18), Int(12*Rnd)+1, Int(28*Rnd)+1)
        ws.getCellByPosition(3, i-1).Value = dob
        ws.getCellByPosition(4, i-1).String = Choose(Int(4*Rnd)+1, "m","f","o","u")

        ' Static
        ws.getCellByPosition(5, i-1).String = "UK"
        ws.getCellByPosition(6, i-1).String = "Dr No"
        'ws.getCellByPosition(7, i-1).String = "Org" &amp; Int(100*Rnd)
         ws.getCellByPosition(7, i-1).String = "GBR"
        ws.getCellByPosition(8, i-1).String = "ID" &amp; Int(10000*Rnd)
        ws.getCellByPosition(9, i-1).String = "ID2" &amp; Int(10000*Rnd)

        ' Medications
        medEntry = ""
        numMeds = Int(4*Rnd)
        For j = 1 To numMeds
            medIdx = Int((UBound(meds)+1)*Rnd)
            RandomDate = OneYearAgo + (Today-OneYearAgo)*Rnd
            medEntry = medEntry &amp; meds(medIdx)(0) &amp; ";" &amp; Format(RandomDate, "yyyy-mm-dd") &amp; ";" &amp; meds(medIdx)(1) &amp; ";ATC;" &amp; meds(medIdx)(2) &amp; ";"
        Next j
        If Len(medEntry)&gt;0 Then medEntry = Left(medEntry, Len(medEntry)-1)
        ws.getCellByPosition(10, i-1).String = medEntry

        ' Allergies
        allEntry = ""
        numAllergies = Int(3*Rnd)
        For j = 1 To numAllergies
            allIdx = Int((UBound(allergies)+1)*Rnd)
            RandomDate = OneYearAgo + (Today-OneYearAgo)*Rnd
            allEntry = allEntry &amp; allergies(allIdx)(0) &amp; ";" &amp; allergies(allIdx)(1) &amp; ";" &amp; Format(RandomDate, "yyyy-mm-dd") &amp; ";SNOMED;" &amp; allergies(allIdx)(2) &amp; ";"
        Next j
        If Len(allEntry)&gt;0 Then allEntry = Left(allEntry, Len(allEntry)-1)
        ws.getCellByPosition(11, i-1).String = allEntry

        ' Conditions
        condEntry = ""
        numConditions = Int(3*Rnd)
        For j = 1 To numConditions
            condIdx = Int((UBound(conditions)+1)*Rnd)
            RandomDate = OneYearAgo + (Today-OneYearAgo)*Rnd
            condEntry = condEntry &amp; conditions(condIdx)(0) &amp; ";" &amp; Format(RandomDate, "yyyy-mm-dd") &amp; ";SNOMED;" &amp; conditions(condIdx)(1) &amp; ";"
        Next j
        If Len(condEntry)&gt;0 Then condEntry = Left(condEntry, Len(condEntry)-1)
        ws.getCellByPosition(12, i-1).String = condEntry

        ' Observation
        obsIdx = Int((UBound(observations)+1)*Rnd)
        Select Case observations(obsIdx)(0)
            Case "Blood Pressure"
                sbp = Int((145-90+1)*Rnd+90)
                dbp = Int((100-50+1)*Rnd+50)
                obsEntry = "Blood Pressure;" &amp; Format(Today, "yyyy-mm-dd") &amp; ";" &amp; sbp &amp; "-" &amp; dbp &amp; " mmHg;SNOMED;75367002"
            Case "Pulse"
                pulse = Int((98-58+1)*Rnd+58)
                obsEntry = "Pulse;" &amp; Format(Today, "yyyy-mm-dd") &amp; ";" &amp; pulse &amp; " bpm;SNOMED;78564009"
            Case "Resp Rate"
                resp = Int((28-10+1)*Rnd+10)
                obsEntry = "Resp Rate;" &amp; Format(Today, "yyyy-mm-dd") &amp; ";" &amp; resp &amp; " rpm;SNOMED;86290005"
            Case "Temperature"
                tempVal = Round(Rnd*(39-36)+36,1)
                obsEntry = "Temperature;" &amp; Format(Today, "yyyy-mm-dd") &amp; ";" &amp; tempVal &amp; " cel;SNOMED;386725007"
            Case "Weight"
                weightVal = Int((100-50+1)*Rnd+50)
                obsEntry = "Weight;" &amp; Format(Today, "yyyy-mm-dd") &amp; ";" &amp; weightVal &amp; " kg;SNOMED;27113001"
        End Select
        ws.getCellByPosition(13, i-1).String = obsEntry
    Next i

    ' Force Column D to yyyy-mm-dd
    SetDateFormat ws, 3, 0, iPtCnt-1

    ws.getColumns().OptimalWidth = True
    ThisComponent.CurrentController.setActiveSheet(ws)
    CopyDataToClipboard
End Sub


Sub SetDateFormat(sheet As Object, col As Integer, startRow As Integer, endRow As Integer)
    Dim cellRange As Object
    Dim numberFormats As Object
    Dim locale As New com.sun.star.lang.Locale
    
    ' Get the cell range
    cellRange = sheet.getCellRangeByPosition(col, startRow, col, endRow)
    
    ' Get the number formats
    numberFormats = ThisComponent.getNumberFormats()
    
    ' Set the locale to English (US)
    locale.Language = "en"
    locale.Country = "US"
    
    ' Apply the date format "YYYY-MM-DD"
    cellRange.NumberFormat = numberFormats.queryKey("YYYY-MM-DD", locale, True)
End Sub


Sub CopyDataToClipboard()
    Dim oSheet As Object
    Dim oCursor As Object
    Dim oRange As Object
    Dim oCell As Object
    Dim oRow As Object
    Dim csvData As String
    Dim i As Integer, j As Integer
    Dim dob As String

    ' Get the active sheet
    oSheet = ThisComponent.CurrentController.ActiveSheet

    ' Check if the sheet is a PatientGen type
    If InStr(1, oSheet.Name, "PatientGen", 1) = 0 Then
        MsgBox "The active sheet is not a PatientGen type.", 0, "IPS Patient Generator"
        Exit Sub
    End If

    ' Define the range of data
    oCursor = oSheet.createCursor()
    oCursor.GotoEndOfUsedArea(True)
    oRange = oCursor.RangeAddress

    ' Convert the range to CSV data
    For i = oRange.StartRow To oRange.EndRow
        If i &gt; oRange.StartRow Then
            csvData = csvData &amp; vbCrLf
        End If
        For j = oRange.StartColumn To oRange.EndColumn
            oCell = oSheet.getCellByPosition(j, i)
            ' Check if the cell is in the DOB column (column D, index 3)
            If j = 3 Then
                ' Convert the date to a string in the format yyyy-mm-dd
                dob = Format(oCell.getValue(), "yyyy-mm-dd")
                csvData = csvData &amp; dob &amp; ","
            Else
                csvData = csvData &amp; oCell.getString() &amp; ","
            End If
        Next j
        ' Remove trailing comma
        csvData = Left(csvData, Len(csvData) - 1)
    Next i

    ' Copy the data to the clipboard
    ClipBoard_SetData(csvData)
End Sub


</script:module>
</file>

<file path=Basic/VBAProject/modUUID.xml><?xml version="1.0" encoding="utf-8"?>
<!DOCTYPE module  PUBLIC '-//OpenOffice.org//DTD OfficeDocument 1.0//EN'  'module.dtd'>
<script:module xmlns:script="http://openoffice.org/2000/script" script:name="modUUID" script:language="StarBasic" script:moduleType="normal">Option VBASupport 1
Option Explicit

Private Dihedral(9) As Variant
Private FnF(7) As Variant
Private InverseD5 As Variant

Public Function VerhoeffCheck(ByVal IdValue As String) As Boolean
    ' Check the supplied value and return true or false
    Dim tCheck As Integer, i As Integer
    VerhoeffArrayInit
    For i = Len(IdValue) To 1 Step -1
        tCheck = Dihedral(tCheck)(FnF((Len(IdValue) - i) Mod 8)(Val(Mid(IdValue, i, 1))))
    Next
    VerhoeffCheck = tCheck = 0
End Function

Public Function VerhoeffCompute(ByVal IdValue As String) As String
    ' Compute the check digit and return the identifier complete with check-digit
    Dim tCheck As Integer, i As Integer
    VerhoeffArrayInit
    For i = Len(IdValue) To 1 Step -1
        tCheck = Dihedral(tCheck)(FnF((Len(IdValue) - i + 1) Mod 8)(Val(Mid(IdValue, i, 1))))
    Next
    VerhoeffCompute = IdValue &amp; InverseD5(tCheck)
End Function

Private Sub VerhoeffArrayInit()
    ' Create the arrays required
    Dim i As Integer, j As Integer
    ' If already created exit here
    If IsArray(InverseD5) Then Exit Sub
    ' Create the DihedralD5 array
    Dihedral(0) = Array(0, 1, 2, 3, 4, 5, 6, 7, 8, 9)
    Dihedral(1) = Array(1, 2, 3, 4, 0, 6, 7, 8, 9, 5)
    Dihedral(2) = Array(2, 3, 4, 0, 1, 7, 8, 9, 5, 6)
    Dihedral(3) = Array(3, 4, 0, 1, 2, 8, 9, 5, 6, 7)
    Dihedral(4) = Array(4, 0, 1, 2, 3, 9, 5, 6, 7, 8)
    Dihedral(5) = Array(5, 9, 8, 7, 6, 0, 4, 3, 2, 1)
    Dihedral(6) = Array(6, 5, 9, 8, 7, 1, 0, 4, 3, 2)
    Dihedral(7) = Array(7, 6, 5, 9, 8, 2, 1, 0, 4, 3)
    Dihedral(8) = Array(8, 7, 6, 5, 9, 3, 2, 1, 0, 4)
    Dihedral(9) = Array(9, 8, 7, 6, 5, 4, 3, 2, 1, 0)
    ' Create the FunctionF array
    FnF(0) = Array(0, 1, 2, 3, 4, 5, 6, 7, 8, 9)
    FnF(1) = Array(1, 5, 7, 6, 2, 8, 3, 0, 9, 4)
    ' Compute the rest of the FunctionF array
    For i = 2 To 7
        FnF(i) = Array(0, 0, 0, 0, 0, 0, 0, 0, 0, 0)
        For j = 0 To 9
            FnF(i)(j) = FnF(i - 1)(FnF(1)(j))
        Next j
    Next i
    ' Create the InverseD5 array
    InverseD5 = Array("0", "4", "3", "2", "1", "5", "6", "7", "8", "9")
End Sub

' ============================================================
' generates a v4 UUID (http://www.ietf.org/rfc/rfc4122.txt)
' ============================================================
Public Function getUUID(Optional ByVal bBracket As Boolean) As String
    Dim i As Integer, nVal As Integer
    Dim sDigit As String, sUUID As String

    ' This may/should be done externally. Left it here just to have self-contained code
    'Randomize Timer

    ' Prepare the buffer
    sUUID = ""

    ' UUID length is 36 chars (including separators)
    For i = 0 To 35
        If (i = 8) Or (i = 13) Or (i = 18) Or (i = 23) Then
            ' Digit group separator
            sDigit = "-"
        ElseIf (i = 14) Then
            ' Bits 12-15 of "time_hi_and_version field" to 0010
            sDigit = "4"
        Else
            ' Generate a random value between 0 and 15 (0 to F)
            nVal = Int(16 * Rnd())
            If (i = 19) Then
                ' Bits 6-7 of "clock_seq_hi_and_reserved" to 01
                nVal = ((nVal And 3) Or 8)
            End If
            sDigit = Hex(nVal)
        End If
        ' Add hex digit to buffer
        sUUID = sUUID &amp; sDigit
    Next

    ' Need to add enclosing brackets?
    If bBracket Then
        sUUID = "{" &amp; sUUID &amp; "}"
    End If

    ' All done, return the UUID
    getUUID = LCase(sUUID)
End Function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Sheet1"/>
  <library:element library:name="Sheet2"/>
  <library:element library:name="Sheet3"/>
  <library:element library:name="ThisWorkbook"/>
  <library:element library:name="modClipBoard"/>
  <library:element library:name="modPatientGen"/>
  <library:element library:name="modUUID"/>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